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QueryStrings" style:family="table">
      <style:table-properties style:width="15.498cm" fo:margin-left="1.931cm" table:align="left"/>
    </style:style>
    <style:style style:name="QueryStrings.A" style:family="table-column">
      <style:table-column-properties style:column-width="5.008cm"/>
    </style:style>
    <style:style style:name="QueryStrings.B" style:family="table-column">
      <style:table-column-properties style:column-width="2.099cm"/>
    </style:style>
    <style:style style:name="QueryStrings.C" style:family="table-column">
      <style:table-column-properties style:column-width="5.895cm"/>
    </style:style>
    <style:style style:name="QueryStrings.D" style:family="table-column">
      <style:table-column-properties style:column-width="2.496cm"/>
    </style:style>
    <style:style style:name="QueryStrings.A1" style:family="table-cell">
      <style:table-cell-properties fo:padding="0cm" fo:border="none" style:writing-mode="page"/>
    </style:style>
    <style:style style:name="QueryStrings.2" style:family="table-row">
      <style:table-row-properties style:min-row-height="1.917cm"/>
    </style:style>
    <style:style style:name="P1" style:family="paragraph" style:parent-style-name="Standard">
      <style:text-properties officeooo:rsid="00164ea5" officeooo:paragraph-rsid="00164ea5"/>
    </style:style>
    <style:style style:name="P2" style:family="paragraph" style:parent-style-name="Standard">
      <style:text-properties fo:font-weight="bold" officeooo:rsid="00164ea5" officeooo:paragraph-rsid="00164ea5" style:font-weight-asian="bold" style:font-weight-complex="bold"/>
    </style:style>
    <style:style style:name="P3" style:family="paragraph" style:parent-style-name="Standard">
      <style:text-properties fo:font-weight="normal" officeooo:rsid="00164ea5" officeooo:paragraph-rsid="00164ea5" style:font-weight-asian="normal" style:font-weight-complex="normal"/>
    </style:style>
    <style:style style:name="P4" style:family="paragraph" style:parent-style-name="Table_20_Contents">
      <style:text-properties officeooo:rsid="001d4bf0" officeooo:paragraph-rsid="001d4bf0"/>
    </style:style>
    <style:style style:name="P5" style:family="paragraph" style:parent-style-name="Table_20_Contents">
      <style:text-properties fo:font-weight="bold" officeooo:rsid="001be727" officeooo:paragraph-rsid="001be72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5c3" officeooo:paragraph-rsid="00274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 style:list-style-name="L1">
      <style:text-properties fo:font-weight="normal" officeooo:rsid="00164ea5" officeooo:paragraph-rsid="00164ea5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64ea5" officeooo:paragraph-rsid="00164ea5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64ea5" officeooo:paragraph-rsid="00164ea5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771a1" officeooo:paragraph-rsid="001771a1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771a1" officeooo:paragraph-rsid="001be727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771a1" officeooo:paragraph-rsid="001771a1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1771a1" officeooo:paragraph-rsid="001771a1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961b7" officeooo:paragraph-rsid="001961b7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9fef3" officeooo:paragraph-rsid="0019fef3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17dd9d" officeooo:paragraph-rsid="0017dd9d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7dd9d" officeooo:paragraph-rsid="0017dd9d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282e56" officeooo:paragraph-rsid="00282e56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282e56" officeooo:paragraph-rsid="00283d62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82e56" officeooo:paragraph-rsid="00294717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282e56" officeooo:paragraph-rsid="00328392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283d62" officeooo:paragraph-rsid="00283d62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1a92fd" officeooo:paragraph-rsid="001a92fd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1a92fd" officeooo:paragraph-rsid="002a6da8" style:font-weight-asian="normal" style:font-weight-complex="normal"/>
    </style:style>
    <style:style style:name="P25" style:family="paragraph" style:parent-style-name="Standard" style:list-style-name="L3">
      <style:text-properties officeooo:paragraph-rsid="00282e56"/>
    </style:style>
    <style:style style:name="P26" style:family="paragraph" style:parent-style-name="Standard" style:list-style-name="L3">
      <style:text-properties officeooo:paragraph-rsid="00283d62"/>
    </style:style>
    <style:style style:name="P27" style:family="paragraph" style:parent-style-name="Standard" style:list-style-name="L3">
      <style:text-properties officeooo:paragraph-rsid="002ee992"/>
    </style:style>
    <style:style style:name="P28" style:family="paragraph" style:parent-style-name="Standard" style:list-style-name="L3">
      <style:text-properties officeooo:paragraph-rsid="00294717"/>
    </style:style>
    <style:style style:name="P29" style:family="paragraph" style:parent-style-name="Standard" style:list-style-name="L3">
      <style:text-properties fo:font-weight="bold" officeooo:rsid="00164ea5" officeooo:paragraph-rsid="00164ea5" style:font-weight-asian="bold" style:font-weight-complex="bold"/>
    </style:style>
    <style:style style:name="P30" style:family="paragraph" style:parent-style-name="Standard" style:list-style-name="L3">
      <style:text-properties fo:font-weight="bold" officeooo:rsid="001771a1" officeooo:paragraph-rsid="001771a1" style:font-weight-asian="bold" style:font-weight-complex="bold"/>
    </style:style>
    <style:style style:name="P31" style:family="paragraph" style:parent-style-name="Standard" style:list-style-name="L4">
      <style:text-properties fo:font-weight="bold" officeooo:rsid="001a92fd" officeooo:paragraph-rsid="001a92fd" style:font-weight-asian="bold" style:font-weight-complex="bold"/>
    </style:style>
    <style:style style:name="T1" style:family="text">
      <style:text-properties officeooo:rsid="001771a1"/>
    </style:style>
    <style:style style:name="T2" style:family="text">
      <style:text-properties officeooo:rsid="0017dd9d"/>
    </style:style>
    <style:style style:name="T3" style:family="text">
      <style:text-properties officeooo:rsid="001961b7"/>
    </style:style>
    <style:style style:name="T4" style:family="text">
      <style:text-properties officeooo:rsid="0019fef3"/>
    </style:style>
    <style:style style:name="T5" style:family="text">
      <style:text-properties officeooo:rsid="001a92fd"/>
    </style:style>
    <style:style style:name="T6" style:family="text">
      <style:text-properties officeooo:rsid="001e9cdf"/>
    </style:style>
    <style:style style:name="T7" style:family="text">
      <style:text-properties officeooo:rsid="00274ca4"/>
    </style:style>
    <style:style style:name="T8" style:family="text">
      <style:text-properties officeooo:rsid="00283d62"/>
    </style:style>
    <style:style style:name="T9" style:family="text">
      <style:text-properties fo:font-weight="normal" officeooo:rsid="00282e56" style:font-weight-asian="normal" style:font-weight-complex="normal"/>
    </style:style>
    <style:style style:name="T10" style:family="text">
      <style:text-properties fo:font-weight="normal" officeooo:rsid="00283d62" style:font-weight-asian="normal" style:font-weight-complex="normal"/>
    </style:style>
    <style:style style:name="T11" style:family="text">
      <style:text-properties fo:font-weight="normal" officeooo:rsid="00294717" style:font-weight-asian="normal" style:font-weight-complex="normal"/>
    </style:style>
    <style:style style:name="T12" style:family="text">
      <style:text-properties fo:font-weight="normal" officeooo:rsid="002ee992" style:font-weight-asian="normal" style:font-weight-complex="normal"/>
    </style:style>
    <style:style style:name="T13" style:family="text">
      <style:text-properties fo:font-weight="normal" officeooo:rsid="00328392" style:font-weight-asian="normal" style:font-weight-complex="normal"/>
    </style:style>
    <style:style style:name="T14" style:family="text">
      <style:text-properties officeooo:rsid="002a6d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os API</text:p>
      <text:p text:style-name="P1"/>
      <text:p text:style-name="P2">GET</text:p>
      <text:list xml:id="list2195442863" text:style-name="L1">
        <text:list-item>
          <text:p text:style-name="P7">/<text:span text:style-name="T1">pedido</text:span></text:p>
          <text:list>
            <text:list-item>
              <text:p text:style-name="P10">Obtiene el listado completo de todos los pedidos</text:p>
            </text:list-item>
            <text:list-item>
              <text:p text:style-name="P10">ref RD3, <text:span text:style-name="T2">RF6, RI1</text:span></text:p>
            </text:list-item>
          </text:list>
        </text:list-item>
      </text:list>
      <table:table table:name="QueryStrings" table:style-name="QueryStrings">
        <table:table-column table:style-name="QueryStrings.A"/>
        <table:table-column table:style-name="QueryStrings.B"/>
        <table:table-column table:style-name="QueryStrings.C"/>
        <table:table-column table:style-name="QueryStrings.D"/>
        <table:table-row>
          <table:table-cell table:style-name="QueryStrings.A1" office:value-type="string">
            <text:p text:style-name="P5">Query string parameter</text:p>
          </table:table-cell>
          <table:table-cell table:style-name="QueryStrings.A1" office:value-type="string">
            <text:p text:style-name="P5">Required</text:p>
          </table:table-cell>
          <table:table-cell table:style-name="QueryStrings.A1" office:value-type="string">
            <text:p text:style-name="P5">Description</text:p>
          </table:table-cell>
          <table:table-cell table:style-name="QueryStrings.A1" office:value-type="string">
            <text:p text:style-name="P5">Type</text:p>
          </table:table-cell>
        </table:table-row>
        <table:table-row table:style-name="QueryStrings.2">
          <table:table-cell table:style-name="QueryStrings.A1" office:value-type="string">
            <text:p text:style-name="P4">orderby</text:p>
          </table:table-cell>
          <table:table-cell table:style-name="QueryStrings.A1" office:value-type="string">
            <text:p text:style-name="P4">op<text:span text:style-name="T6">c</text:span>ional</text:p>
          </table:table-cell>
          <table:table-cell table:style-name="QueryStrings.A1" office:value-type="string">
            <text:p text:style-name="P4">Ordena el listado de pedidos. </text:p>
            <text:p text:style-name="P4">Valores admitidos:</text:p>
            <text:p text:style-name="P4">“fecha”,”estado”,”proveedor”</text:p>
          </table:table-cell>
          <table:table-cell table:style-name="QueryStrings.A1" office:value-type="string">
            <text:p text:style-name="P4">String</text:p>
          </table:table-cell>
        </table:table-row>
        <table:table-row table:style-name="QueryStrings.2">
          <table:table-cell table:style-name="QueryStrings.A1" office:value-type="string">
            <text:p text:style-name="P6">status</text:p>
          </table:table-cell>
          <table:table-cell table:style-name="QueryStrings.A1" office:value-type="string">
            <text:p text:style-name="P6">o<text:span text:style-name="T7">ptional</text:span></text:p>
          </table:table-cell>
          <table:table-cell table:style-name="QueryStrings.A1" office:value-type="string">
            <text:p text:style-name="P6">Devuelve los pedidos en uno o varios estados determinado. Múltiples estados podrán ser añadidos separados por comas.</text:p>
            <text:p text:style-name="P6">Los valores admitidos son:</text:p>
            <text:p text:style-name="P6">en_proceso, recibido, cancelado</text:p>
          </table:table-cell>
          <table:table-cell table:style-name="QueryStrings.A1" office:value-type="string">
            <text:p text:style-name="P6">array[String]</text:p>
          </table:table-cell>
        </table:table-row>
      </table:table>
      <text:list xml:id="list191510758189460" text:continue-numbering="true" text:style-name="L1">
        <text:list-item>
          <text:list>
            <text:list-header>
              <text:p text:style-name="P11"/>
            </text:list-header>
          </text:list>
        </text:list-item>
        <text:list-item>
          <text:p text:style-name="P10">/pedido/{id}</text:p>
          <text:list>
            <text:list-item>
              <text:p text:style-name="P10">Obtiene el pedido de una ID determinada</text:p>
            </text:list-item>
            <text:list-item>
              <text:p text:style-name="P10">ref RD3, <text:span text:style-name="T3">RI4, RI2</text:span></text:p>
            </text:list-item>
          </text:list>
        </text:list-item>
        <text:list-item>
          <text:p text:style-name="P7">/<text:span text:style-name="T1">pedido/{id}/lineaPedido</text:span></text:p>
          <text:list>
            <text:list-item>
              <text:p text:style-name="P10">Obtiene todas las líneas de pedido de un pedido determinado </text:p>
            </text:list-item>
            <text:list-item>
              <text:p text:style-name="P10">código de ref RD2</text:p>
            </text:list-item>
          </text:list>
        </text:list-item>
        <text:list-item>
          <text:p text:style-name="P10">/pedido/{id}/lineaPedido/{idProducto}</text:p>
          <text:list>
            <text:list-item>
              <text:p text:style-name="P10">Obtiene la línea de pedido correspondiente a un producto determinado de un pedido determinado por su ID</text:p>
            </text:list-item>
            <text:list-item>
              <text:p text:style-name="P10">ref RD2</text:p>
            </text:list-item>
          </text:list>
        </text:list-item>
        <text:list-item>
          <text:p text:style-name="P10">/<text:span text:style-name="T3">proveedor</text:span></text:p>
          <text:list>
            <text:list-item>
              <text:p text:style-name="P14">Obtiene la lista de <text:span text:style-name="T4">todos los </text:span>proveedores</text:p>
            </text:list-item>
            <text:list-item>
              <text:p text:style-name="P14">ref RI5</text:p>
            </text:list-item>
          </text:list>
        </text:list-item>
        <text:list-item>
          <text:p text:style-name="P14">/<text:span text:style-name="T4">producto</text:span></text:p>
          <text:list>
            <text:list-item>
              <text:p text:style-name="P15">Obtiene la lista de todos los productos</text:p>
            </text:list-item>
            <text:list-item>
              <text:p text:style-name="P15">ref RI7</text:p>
            </text:list-item>
          </text:list>
        </text:list-item>
      </text:list>
      <text:p text:style-name="P3"/>
      <text:p text:style-name="P2">PUT</text:p>
      <text:list xml:id="list2845908168" text:style-name="L2">
        <text:list-item>
          <text:p text:style-name="P8">/<text:span text:style-name="T1">pedido/{id}</text:span></text:p>
          <text:list>
            <text:list-item>
              <text:p text:style-name="P12">Actualiza el pedido </text:p>
            </text:list-item>
            <text:list-item>
              <text:p text:style-name="P12">ref RD3, <text:span text:style-name="T2">RF3, RF8, RI4</text:span></text:p>
            </text:list-item>
          </text:list>
        </text:list-item>
        <text:list-item>
          <text:p text:style-name="P8">/<text:span text:style-name="T1">pedido/{id}/lineaPedido/{idProducto}</text:span></text:p>
          <text:list>
            <text:list-item>
              <text:p text:style-name="P16">Actualiza la linea de pedido correspondiente a un ID de producto determinado</text:p>
            </text:list-item>
            <text:list-item>
              <text:p text:style-name="P16">ref RD2, RF3</text:p>
            </text:list-item>
          </text:list>
        </text:list-item>
      </text:list>
      <text:p text:style-name="P2">POST</text:p>
      <text:list xml:id="list2755486273" text:style-name="L3">
        <text:list-item>
          <text:p text:style-name="P29">/<text:span text:style-name="T1">pedido</text:span></text:p>
          <text:list>
            <text:list-item>
              <text:p text:style-name="P13">Inserta pedido nuevo</text:p>
            </text:list-item>
            <text:list-item>
              <text:p text:style-name="P13">tipo Pedido</text:p>
            </text:list-item>
            <text:list-item>
              <text:p text:style-name="P13">código de referencia RD1, <text:span text:style-name="T2">RD3, RF2</text:span></text:p>
            </text:list-item>
            <text:list-item>
              <text:p text:style-name="P18">Peticion CREAR -</text:p>
              <text:p text:style-name="P18">POST /pedido<text:tab/> HTTP/ 1,1</text:p>
              <text:p text:style-name="P18">Accept: application/json</text:p>
              <text:p text:style-name="P18">Content-Type: application/book-diff+json</text:p>
              <text:p text:style-name="P18">{</text:p>
              <text:list>
                <text:list-header>
                  <text:p text:style-name="P18"><text:soft-page-break/>“estado”:”EN_PROCESO”,</text:p>
                  <text:p text:style-name="P18">“fechaPedido”:”21032015”</text:p>
                  <text:p text:style-name="P18">“fechaRecepcion”:””</text:p>
                </text:list-header>
              </text:list>
              <text:p text:style-name="P18">}</text:p>
            </text:list-item>
            <text:list-item>
              <text:p text:style-name="P25"><text:span text:style-name="T9">Respuesta </text:span><text:span text:style-name="T10">exitosa </text:span><text:span text:style-name="T9">para CREAR con POST </text:span><text:span text:style-name="T12">(devuelve el objeto tipo pedido en JSON)</text:span></text:p>
              <text:list>
                <text:list-item>
                  <text:p text:style-name="P18">HTTP/1.1 201 Created</text:p>
                  <text:p text:style-name="P18"/>
                  <text:p text:style-name="P18">Content-Type: application/json;charset=utf-8</text:p>
                  <text:p text:style-name="P18"/>
                  <text:p text:style-name="P18">{</text:p>
                  <text:p text:style-name="P18">“codigo”: “1”,</text:p>
                  <text:p text:style-name="P18">“estado”:”EN_PROCESO”,</text:p>
                  <text:p text:style-name="P18">“fechaPedido”:”21032015”</text:p>
                  <text:p text:style-name="P18">“fechaRecepcion”:””</text:p>
                  <text:p text:style-name="P18">}</text:p>
                </text:list-item>
                <text:list-item>
                  <text:p text:style-name="P22">HTTP /1,1 400 Bad request</text:p>
                </text:list-item>
              </text:list>
            </text:list-item>
          </text:list>
        </text:list-item>
        <text:list-item>
          <text:p text:style-name="P30">/<text:span text:style-name="T2">pedido/{id}/lineaPedido</text:span></text:p>
          <text:list>
            <text:list-item>
              <text:p text:style-name="P17">Inserta una linea de pedido nueva en un pedido de una ID determinada</text:p>
            </text:list-item>
            <text:list-item>
              <text:p text:style-name="P17">ref RD2</text:p>
            </text:list-item>
            <text:list-item>
              <text:p text:style-name="P19">Peticion CREAR -</text:p>
              <text:p text:style-name="P19">POST /<text:span text:style-name="T2">lineaPedido</text:span><text:tab/> HTTP/ 1,1</text:p>
              <text:p text:style-name="P19">Accept: application/json</text:p>
              <text:p text:style-name="P19">Content-Type: application/book-diff+json</text:p>
              <text:p text:style-name="P19">{</text:p>
              <text:list>
                <text:list-header>
                  <text:p text:style-name="P26"><text:span text:style-name="T9">“c</text:span><text:span text:style-name="T10">odigoProducto</text:span><text:span text:style-name="T9">”:”1</text:span><text:span text:style-name="T11">23</text:span><text:span text:style-name="T9">”,</text:span></text:p>
                  <text:p text:style-name="P26"><text:span text:style-name="T9">“c</text:span><text:span text:style-name="T10">odigoPedido</text:span><text:span text:style-name="T9">”:”1</text:span><text:span text:style-name="T11">0000</text:span><text:span text:style-name="T9">”,</text:span></text:p>
                  <text:p text:style-name="P26"><text:span text:style-name="T9">“c</text:span><text:span text:style-name="T10">antidad</text:span><text:span text:style-name="T9">”:”</text:span><text:span text:style-name="T11">5</text:span><text:span text:style-name="T9">”,</text:span></text:p>
                  <text:p text:style-name="P26"><text:span text:style-name="T9">“</text:span><text:span text:style-name="T10">precioUnitario”:”1,5”,</text:span></text:p>
                  <text:p text:style-name="P26"><text:span text:style-name="T10">“</text:span><text:span text:style-name="T13">divisa”:”euro”</text:span></text:p>
                </text:list-header>
              </text:list>
              <text:p text:style-name="P19">}</text:p>
            </text:list-item>
            <text:list-item>
              <text:p text:style-name="P27"><text:span text:style-name="T9">Respuesta </text:span><text:span text:style-name="T10">exitosa </text:span><text:span text:style-name="T9">para CREAR con POST </text:span><text:span text:style-name="T12">(devuelve el objeto tipo lineaPedido en JSON)</text:span></text:p>
              <text:list>
                <text:list-item>
                  <text:p text:style-name="P19">HTTP/1.1 201 Created</text:p>
                  <text:p text:style-name="P19"/>
                  <text:p text:style-name="P19">Content-Type: application/json;charset=utf-8</text:p>
                  <text:p text:style-name="P19"/>
                  <text:p text:style-name="P19">{</text:p>
                  <text:p text:style-name="P28"><text:span text:style-name="T9">“c</text:span><text:span text:style-name="T10">odigoProducto</text:span><text:span text:style-name="T9">”:”1</text:span><text:span text:style-name="T11">23</text:span><text:span text:style-name="T9">”,</text:span></text:p>
                  <text:p text:style-name="P28"><text:span text:style-name="T9">“c</text:span><text:span text:style-name="T10">odigoPedido</text:span><text:span text:style-name="T9">”:”1</text:span><text:span text:style-name="T11">0000</text:span><text:span text:style-name="T9">”,</text:span></text:p>
                  <text:p text:style-name="P28"><text:span text:style-name="T9">“c</text:span><text:span text:style-name="T10">antidad</text:span><text:span text:style-name="T9">”:”</text:span><text:span text:style-name="T11">5</text:span><text:span text:style-name="T9">”,</text:span></text:p>
                  <text:p text:style-name="P20">“<text:span text:style-name="T8">precioUnitario”:”1,5”,</text:span></text:p>
                  <text:p text:style-name="P21"><text:span text:style-name="T8">“divisa”:”euro”</text:span></text:p>
                  <text:p text:style-name="P19">}</text:p>
                </text:list-item>
                <text:list-item>
                  <text:p text:style-name="P22">HTTP /1,1 400 Bad request</text:p>
                </text:list-item>
              </text:list>
            </text:list-item>
          </text:list>
        </text:list-item>
      </text:list>
      <text:p text:style-name="P3"/>
      <text:p text:style-name="P2">DELETE </text:p>
      <text:list xml:id="list3815376952" text:style-name="L4">
        <text:list-item>
          <text:p text:style-name="P9">/<text:span text:style-name="T5">pedido/{id}/lineaPedido/{idProducto}</text:span></text:p>
          <text:list>
            <text:list-item>
              <text:p text:style-name="P23">Elimina una linea de pedido referida a un producto determinado en un pedido de ID determinada</text:p>
            </text:list-item>
            <text:list-item>
              <text:p text:style-name="P23">ref RD2</text:p>
            </text:list-item>
            <text:list-item>
              <text:p text:style-name="P24">#Respuesta si no existe</text:p>
              <text:p text:style-name="P24">HTTP/1.1 404 Not Found</text:p>
              <text:p text:style-name="P24"><text:soft-page-break/>#Fin Respuesta</text:p>
              <text:p text:style-name="P24"/>
            </text:list-item>
            <text:list-item>
              <text:p text:style-name="P24">#Respuesta <text:span text:style-name="T14">exitosa</text:span></text:p>
              <text:p text:style-name="P24">HTTP/1.1 204 No Content</text:p>
              <text:p text:style-name="P24">#Fin Respuesta</text:p>
            </text:list-item>
          </text:list>
        </text:list-item>
        <text:list-item>
          <text:p text:style-name="P31">No se permite la operación DELETE sobre pedid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16:38:17.714000000</meta:creation-date>
    <dc:date>2020-01-24T19:15:07.518000000</dc:date>
    <meta:editing-duration>PT46M26S</meta:editing-duration>
    <meta:editing-cycles>16</meta:editing-cycles>
    <meta:generator>LibreOffice/6.3.3.2$Windows_X86_64 LibreOffice_project/a64200df03143b798afd1ec74a12ab50359878ed</meta:generator>
    <meta:document-statistic meta:table-count="1" meta:image-count="0" meta:object-count="0" meta:page-count="3" meta:paragraph-count="109" meta:word-count="410" meta:character-count="2508" meta:non-whitespace-character-count="2283"/>
  </office:meta>
</office:document-meta>
</file>